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9251" officeooo:paragraph-rsid="00129251" style:font-weight-asian="bold" style:font-weight-complex="bold"/>
    </style:style>
    <style:style style:name="P2" style:family="paragraph" style:parent-style-name="Standard" style:list-style-name="L1">
      <style:text-properties fo:font-weight="bold" officeooo:rsid="0013718a" officeooo:paragraph-rsid="0013718a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47b41" officeooo:paragraph-rsid="00147b4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eld</text:p>
      <text:p text:style-name="P1"/>
      <text:list xml:id="list2870608496499855209" text:style-name="L1">
        <text:list-item>
          <text:p text:style-name="P2"><text:span text:style-name="T1">contains a finite number of elements, called its</text:span> order</text:p>
        </text:list-item>
        <text:list-item>
          <text:p text:style-name="P3">a finite field is a set on which the operations of commutative multiplication, addition, subtraction and division (by anything except zero) have been defin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16:49:09.780479416</meta:creation-date>
    <dc:date>2014-08-11T16:50:49.034893323</dc:date>
    <meta:editing-duration>PT1M9S</meta:editing-duration>
    <meta:editing-cycles>4</meta:editing-cycles>
    <meta:generator>LibreOffice/4.2.4.2$Linux_X86_64 LibreOffice_project/420m0$Build-2</meta:generator>
    <meta:document-statistic meta:table-count="0" meta:image-count="0" meta:object-count="0" meta:page-count="1" meta:paragraph-count="3" meta:word-count="36" meta:character-count="219" meta:non-whitespace-character-count="188"/>
  </office:meta>
</office:document-meta>
</file>